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4" style:family="paragraph" style:parent-style-name="Standard">
      <style:paragraph-properties>
        <style:tab-stops>
          <style:tab-stop style:position="10.398cm"/>
        </style:tab-stops>
      </style:paragraph-properties>
      <style:text-properties style:font-name="Calibri" fo:font-size="11pt" fo:language="ru" fo:country="RU" style:font-size-asian="11pt" style:font-size-complex="11pt"/>
    </style:style>
    <style:style style:name="P5" style:family="paragraph" style:parent-style-name="Standard">
      <style:text-properties style:font-name="Calibri" fo:font-size="11pt" fo:language="ru" fo:country="RU" fo:font-style="italic" style:font-name-asian="TimesNewRomanPSMT" style:font-size-asian="11pt" style:font-style-asian="italic" style:font-name-complex="TimesNewRomanPSMT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10.398cm"/>
        </style:tab-stops>
      </style:paragraph-properties>
      <style:text-properties style:font-name="Calibri" fo:font-size="11pt" fo:language="ru" fo:country="RU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8" style:family="paragraph" style:parent-style-name="Standard">
      <style:text-properties style:font-name="Calibri" fo:font-size="11pt" fo:language="ru" fo:country="RU" style:text-underline-style="solid" style:text-underline-width="auto" style:text-underline-color="font-color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0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11" style:family="paragraph" style:parent-style-name="Standard" style:list-style-name="L2">
      <style:paragraph-properties>
        <style:tab-stops>
          <style:tab-stop style:position="10.398cm"/>
        </style:tab-stops>
      </style:paragraph-properties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2" style:family="paragraph" style:parent-style-name="Standard" style:list-style-name="L2">
      <style:paragraph-properties>
        <style:tab-stops>
          <style:tab-stop style:position="10.398cm"/>
        </style:tab-stops>
      </style:paragraph-properties>
      <style:text-properties style:font-name="Calibri" fo:font-size="11pt" fo:language="ru" fo:country="RU" style:font-size-asian="11pt" style:font-size-complex="11pt"/>
    </style:style>
    <style:style style:name="P13" style:family="paragraph" style:parent-style-name="Standard" style:list-style-name="L2">
      <style:paragraph-properties>
        <style:tab-stops>
          <style:tab-stop style:position="10.398cm"/>
        </style:tab-stops>
      </style:paragraph-properties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style:font-name="Calibri" fo:font-size="11pt" fo:language="en" fo:country="US" style:font-name-asian="TimesNewRomanPSMT" style:font-size-asian="11pt" style:font-name-complex="TimesNewRomanPSMT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1"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9</text:p>
      <text:list xml:id="list36368629" text:style-name="L1">
        <text:list-item>
          <text:p text:style-name="P9">Проведя необходимые измерения, определите удельную теплоемкость цилиндра</text:p>
        </text:list-item>
        <text:list-item>
          <text:p text:style-name="P10">Задача на нахождение работы тока и КПД</text:p>
        </text:list-item>
      </text:list>
      <text:p text:style-name="P2"/>
      <text:p text:style-name="P7">Лабораторная работа «Определение <text:s/>удельной теплоемкости цилиндра»</text:p>
      <text:p text:style-name="P3"><text:span text:style-name="T5">Удельная теплоемкость</text:span> — <text:span text:style-name="T3">физическая величина, численно равная количеству теплоты, которое необходимо передать телу массой 1 кг для того, чтобы его температура изменилась на 1</text:span><text:span text:style-name="T4">°</text:span><text:span text:style-name="T3">С.</text:span></text:p>
      <text:p text:style-name="P5"/>
      <text:p text:style-name="P3"><text:span text:style-name="T5">Цель работы: </text:span><text:span text:style-name="T3">определить удельную теплоемкость металлического цилиндра.</text:span></text:p>
      <text:p text:style-name="P5"><text:span text:style-name="T6">Приборы и материалы:</text:span> стакан с водой, калориметр, термометр, весы, гири, металлический цилиндр на нити, сосуд с горячей водой.</text:p>
      <text:p text:style-name="P8">Ход работы:</text:p>
      <text:list xml:id="list36371590" text:style-name="L2">
        <text:list-item>
          <text:p text:style-name="P13"><text:span text:style-name="T1">Наливаем в калориметр воду массой </text:span><text:span text:style-name="T1"><draw:frame draw:style-name="fr1" draw:name="Объект1" text:anchor-type="as-char" svg:width="0.653cm" svg:height="0.529cm" draw:z-index="0"><draw:object xlink:href="./Object 1" xlink:type="simple" xlink:show="embed" xlink:actuate="onLoad"/><draw:image xlink:href="./ObjectReplacements/Object 1" xlink:type="simple" xlink:show="embed" xlink:actuate="onLoad"/>
       </draw:frame></text:span><text:span text:style-name="T1">комнатной температуры.</text:span></text:p>
          <text:p text:style-name="P13"><text:span text:style-name="T1">Температура воды </text:span><text:span text:style-name="T1"><draw:frame draw:style-name="fr1" draw:name="Объект2" text:anchor-type="as-char" svg:width="0.482cm" svg:height="0.531cm" draw:z-index="1"><draw:object xlink:href="./Object 2" xlink:type="simple" xlink:show="embed" xlink:actuate="onLoad"/><draw:image xlink:href="./ObjectReplacements/Object 2" xlink:type="simple" xlink:show="embed" xlink:actuate="onLoad"/>
        <svg:desc>формула</svg:desc>
       </draw:frame></text:span></text:p>
        </text:list-item>
        <text:list-item>
          <text:p text:style-name="P13"><text:span text:style-name="T1">Нагреваем цилиндр (массой </text:span><text:span text:style-name="T1"><draw:frame draw:style-name="fr1" draw:name="Объект5" text:anchor-type="as-char" svg:width="0.66cm" svg:height="0.531cm" draw:z-index="4"><draw:object xlink:href="./Object 5" xlink:type="simple" xlink:show="embed" xlink:actuate="onLoad"/><draw:image xlink:href="./ObjectReplacements/Object 5" xlink:type="simple" xlink:show="embed" xlink:actuate="onLoad"/>
        <svg:desc>формула</svg:desc>
       </draw:frame></text:span><text:span text:style-name="T2">)</text:span><text:span text:style-name="T1"> в сосуде с горячей водой. Измерив ее температуру</text:span><text:span text:style-name="T1"><draw:frame draw:style-name="fr1" draw:name="Объект3" text:anchor-type="as-char" svg:width="0.487cm" svg:height="0.531cm" draw:z-index="2"><draw:object xlink:href="./Object 3" xlink:type="simple" xlink:show="embed" xlink:actuate="onLoad"/><draw:image xlink:href="./ObjectReplacements/Object 3" xlink:type="simple" xlink:show="embed" xlink:actuate="onLoad"/>
        <svg:desc>формула</svg:desc>
       </draw:frame></text:span><text:span text:style-name="T1">(эта температура и будет начальной температурой цилиндра), опускаем цилиндр в в калориметр с водой.</text:span></text:p>
        </text:list-item>
        <text:list-item>
          <text:p text:style-name="P13"><text:span text:style-name="T1">Измеряем температуру воды в калориметре после опускания цилиндра (</text:span><text:span text:style-name="T1"><draw:frame draw:style-name="fr1" draw:name="Объект4" text:anchor-type="as-char" svg:width="0.325cm" svg:height="0.467cm" draw:z-index="3"><draw:object xlink:href="./Object 4" xlink:type="simple" xlink:show="embed" xlink:actuate="onLoad"/><draw:image xlink:href="./ObjectReplacements/Object 4" xlink:type="simple" xlink:show="embed" xlink:actuate="onLoad"/>
        <svg:desc>формула</svg:desc>
       </draw:frame></text:span><text:span text:style-name="T1">)</text:span></text:p>
        </text:list-item>
        <text:list-item>
          <text:p text:style-name="P11">Определяем массу цилиндра с помощью весов, предварительно обсушив его.</text:p>
        </text:list-item>
        <text:list-item>
          <text:p text:style-name="P11">Рассчитываем:</text:p>
          <text:list>
            <text:list-item>
              <text:p text:style-name="P13"><text:span text:style-name="T1">количество теплоты</text:span><text:span text:style-name="T1"><draw:frame draw:style-name="fr1" draw:name="Объект6" text:anchor-type="as-char" svg:width="0.646cm" svg:height="0.531cm" draw:z-index="5"><draw:object xlink:href="./Object 6" xlink:type="simple" xlink:show="embed" xlink:actuate="onLoad"/><draw:image xlink:href="./ObjectReplacements/Object 6" xlink:type="simple" xlink:show="embed" xlink:actuate="onLoad"/>
          <svg:desc>формула</svg:desc>
         </draw:frame></text:span><text:span text:style-name="T1">, которое получила вода при нагревании</text:span></text:p>
              <text:p text:style-name="P13"><text:span text:style-name="T1"><draw:frame draw:style-name="fr1" draw:name="Объект7" text:anchor-type="as-char" svg:width="2.963cm" svg:height="0.531cm" draw:z-index="6"><draw:object xlink:href="./Object 7" xlink:type="simple" xlink:show="embed" xlink:actuate="onLoad"/><draw:image xlink:href="./ObjectReplacements/Object 7" xlink:type="simple" xlink:show="embed" xlink:actuate="onLoad"/>
          <svg:desc>формула</svg:desc>
         </draw:frame></text:span><text:span text:style-name="T1">, где </text:span><text:span text:style-name="T1"><draw:frame draw:style-name="fr1" draw:name="Объект8" text:anchor-type="as-char" svg:width="0.542cm" svg:height="0.531cm" draw:z-index="7"><draw:object xlink:href="./Object 8" xlink:type="simple" xlink:show="embed" xlink:actuate="onLoad"/><draw:image xlink:href="./ObjectReplacements/Object 8" xlink:type="simple" xlink:show="embed" xlink:actuate="onLoad"/>
          <svg:desc>формула</svg:desc>
         </draw:frame></text:span><text:span text:style-name="T1">- удельная теплоемкость воды</text:span></text:p>
            </text:list-item>
            <text:list-item>
              <text:p text:style-name="P13"><text:span text:style-name="T1">количество теплоты</text:span><text:span text:style-name="T1"><draw:frame draw:style-name="fr1" draw:name="Объект11" text:anchor-type="as-char" svg:width="0.653cm" svg:height="0.531cm" draw:z-index="10"><draw:object xlink:href="./Object 11" xlink:type="simple" xlink:show="embed" xlink:actuate="onLoad"/><draw:image xlink:href="./ObjectReplacements/Object 11" xlink:type="simple" xlink:show="embed" xlink:actuate="onLoad"/>
          <svg:desc>формула</svg:desc>
         </draw:frame></text:span><text:span text:style-name="T1">, отданное цилиндром при охлаждении</text:span></text:p>
              <text:p text:style-name="P13"><text:span text:style-name="T1"><draw:frame draw:style-name="fr1" draw:name="Объект9" text:anchor-type="as-char" svg:width="2.997cm" svg:height="0.531cm" draw:z-index="8"><draw:object xlink:href="./Object 9" xlink:type="simple" xlink:show="embed" xlink:actuate="onLoad"/><draw:image xlink:href="./ObjectReplacements/Object 9" xlink:type="simple" xlink:show="embed" xlink:actuate="onLoad"/>
          <svg:desc>формула</svg:desc>
         </draw:frame></text:span><text:span text:style-name="T1">, где </text:span><text:span text:style-name="T1"><draw:frame draw:style-name="fr1" draw:name="Объект10" text:anchor-type="as-char" svg:width="0.547cm" svg:height="0.531cm" draw:z-index="9"><draw:object xlink:href="./Object 10" xlink:type="simple" xlink:show="embed" xlink:actuate="onLoad"/><draw:image xlink:href="./ObjectReplacements/Object 10" xlink:type="simple" xlink:show="embed" xlink:actuate="onLoad"/>
          <svg:desc>формула</svg:desc>
         </draw:frame></text:span><text:span text:style-name="T1">- удельная теплоемкость вещества, из которого сделан цилиндр</text:span></text:p>
            </text:list-item>
          </text:list>
          <text:p text:style-name="P13"><draw:frame draw:style-name="fr1" draw:name="Объект12" text:anchor-type="as-char" svg:width="6.936cm" svg:height="0.531cm" draw:z-index="11"><draw:object xlink:href="./Object 12" xlink:type="simple" xlink:show="embed" xlink:actuate="onLoad"/><draw:image xlink:href="./ObjectReplacements/Object 12" xlink:type="simple" xlink:show="embed" xlink:actuate="onLoad"/>
       <svg:desc>формула</svg:desc>
      </draw:frame></text:p>
          <text:p text:style-name="P13"><draw:frame draw:style-name="fr1" draw:name="Объект13" text:anchor-type="as-char" svg:width="2.939cm" svg:height="1.125cm" draw:z-index="12"><draw:object xlink:href="./Object 13" xlink:type="simple" xlink:show="embed" xlink:actuate="onLoad"/><draw:image xlink:href="./ObjectReplacements/Object 13" xlink:type="simple" xlink:show="embed" xlink:actuate="onLoad"/>
       <svg:desc>формула</svg:desc>
      </draw:frame></text:p>
          <text:p text:style-name="P12">По удельной теплоемкости мы можем узнать вещества из которого сделан цилиндр.</text:p>
        </text:list-item>
      </text:list>
      <text:p text:style-name="P4"/>
      <text:p text:style-name="P6">Задача на нахождение работы тока и КПД</text:p>
      <text:p text:style-name="P4"><text:span text:style-name="T5">Работа электрического тока на участке цепи</text:span> равна произведению напряжения на концах этого участка на силу тока и на время, в течение которого совершалась работа.</text:p>
      <text:p text:style-name="P4"><draw:frame draw:style-name="fr2" draw:name="Объект14" text:anchor-type="as-char" svg:width="14.108cm" svg:height="5.166cm" draw:z-index="13"><draw:object xlink:href="./Object 14" xlink:type="simple" xlink:show="embed" xlink:actuate="onLoad"/><draw:image xlink:href="./ObjectReplacements/Object 14" xlink:type="simple" xlink:show="embed" xlink:actuate="onLoad"/>
     <svg:desc>формула</svg:desc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12T18:56:27.78</meta:creation-date>
    <dc:date>2016-06-03T14:00:17.95</dc:date>
    <meta:editing-duration>P2DT7H28M29S</meta:editing-duration>
    <meta:editing-cycles>5</meta:editing-cycles>
    <meta:generator>OpenOffice.org/3.3$Win32 OpenOffice.org_project/330m20$Build-9567</meta:generator>
    <meta:print-date>2016-06-03T12:42:30.88</meta:print-date>
    <meta:document-statistic meta:table-count="0" meta:image-count="0" meta:object-count="14" meta:page-count="1" meta:paragraph-count="24" meta:word-count="211" meta:character-count="1479"/>
  </office:meta>
</office:document-meta>
</file>

<file path=Object 1/content.xml><?xml version="1.0" encoding="utf-8"?>
<math xmlns="http://www.w3.org/1998/Math/MathML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>
  <semantics>
    <msub>
      <mi>с</mi>
      <mn>2</mn>
    </msub>
    <annotation encoding="StarMath 5.0">с_2
</annotation>
  </semantics>
</math>
</file>

<file path=Object 11/content.xml><?xml version="1.0" encoding="utf-8"?>
<math xmlns="http://www.w3.org/1998/Math/MathML">
  <semantics>
    <msub>
      <mtext>Q</mtext>
      <mn>2</mn>
    </msub>
    <annotation encoding="StarMath 5.0">"Q"_2</annotation>
  </semantics>
</math>
</file>

<file path=Object 12/content.xml><?xml version="1.0" encoding="utf-8"?>
<math xmlns="http://www.w3.org/1998/Math/MathML">
  <semantics>
    <mrow>
      <mrow>
        <msub>
          <mtext>Q</mtext>
          <mn>1</mn>
        </msub>
        <mo stretchy="false">=</mo>
        <msub>
          <mtext>Q</mtext>
          <mn>2</mn>
        </msub>
      </mrow>
      <mtext>  или  </mtext>
      <msub>
        <mi>c</mi>
        <mn>1</mn>
      </msub>
      <msub>
        <mi>m</mi>
        <mn>1</mn>
      </msub>
      <mrow>
        <mrow>
          <mo stretchy="false">(</mo>
          <mrow>
            <mi>t</mi>
            <mo stretchy="false">−</mo>
            <msub>
              <mi>t</mi>
              <mn>1</mn>
            </msub>
          </mrow>
          <mo stretchy="false">)</mo>
        </mrow>
        <mo stretchy="false">=</mo>
        <msub>
          <mi>c</mi>
          <mn>2</mn>
        </msub>
      </mrow>
      <msub>
        <mi>m</mi>
        <mn>2</mn>
      </msub>
      <mrow>
        <mo stretchy="false">(</mo>
        <mrow>
          <msub>
            <mi>t</mi>
            <mn>2</mn>
          </msub>
          <mo stretchy="false">−</mo>
          <mi>t</mi>
        </mrow>
        <mo stretchy="false">)</mo>
      </mrow>
    </mrow>
    <annotation encoding="StarMath 5.0">"Q"_1 = "Q"_2  "  или  " c_1 m_1 (t-t_1) = c_2 m_2 (t_2 - t)</annotation>
  </semantics>
</math>
</file>

<file path=Object 13/content.xml><?xml version="1.0" encoding="utf-8"?>
<math xmlns="http://www.w3.org/1998/Math/MathML">
  <semantics>
    <mrow>
      <msub>
        <mi>c</mi>
        <mn>2</mn>
      </msub>
      <mo stretchy="false">=</mo>
      <mfrac>
        <mrow>
          <msub>
            <mi>c</mi>
            <mn>1</mn>
          </msub>
          <msub>
            <mi>m</mi>
            <mn>1</mn>
          </msub>
          <mrow>
            <mo stretchy="false">(</mo>
            <mrow>
              <mi>t</mi>
              <mo stretchy="false">−</mo>
              <msub>
                <mi>t</mi>
                <mn>1</mn>
              </msub>
            </mrow>
            <mo stretchy="false">)</mo>
          </mrow>
        </mrow>
        <mrow>
          <msub>
            <mi>m</mi>
            <mn>2</mn>
          </msub>
          <mrow>
            <mo stretchy="false">(</mo>
            <mrow>
              <msub>
                <mi>t</mi>
                <mn>2</mn>
              </msub>
              <mo stretchy="false">−</mo>
              <mi>t</mi>
            </mrow>
            <mo stretchy="false">)</mo>
          </mrow>
        </mrow>
      </mfrac>
    </mrow>
    <annotation encoding="StarMath 5.0">c_2 = {c_1 m_1 (t-t_1)} over   {m_2 (t_2 - t)}</annotation>
  </semantics>
</math>
</file>

<file path=Object 14/content.xml><?xml version="1.0" encoding="utf-8"?>
<math xmlns="http://www.w3.org/1998/Math/MathML">
  <semantics>
    <mtable>
      <mtr>
        <mtd>
          <mrow>
            <mrow>
              <msub>
                <mtext>Q</mtext>
                <mi>н</mi>
              </msub>
              <mo stretchy="false">=</mo>
              <mi mathvariant="italic">cm</mi>
            </mrow>
            <mstyle mathsize="8pt">
              <mrow>
                <mo stretchy="false">Δ</mo>
              </mrow>
            </mstyle>
            <mi>t</mi>
            <mi>,</mi>
            <mi/>
            <mstyle mathsize="11pt">
              <mrow>
                <mrow>
                  <mrow>
                    <mi>c</mi>
                    <mo stretchy="false">−</mo>
                    <mi mathvariant="italic">удельная</mi>
                  </mrow>
                  <mi/>
                  <mi mathvariant="italic">теплоемкость</mi>
                  <mi>,</mi>
                  <mrow>
                    <mi>m</mi>
                    <mo stretchy="false">−</mo>
                    <mi mathvariant="italic">масса</mi>
                  </mrow>
                  <mi>,</mi>
                  <mstyle mathsize="8pt">
                    <mrow>
                      <mo stretchy="false">Δ</mo>
                    </mrow>
                  </mstyle>
                  <mrow>
                    <mi>t</mi>
                    <mo stretchy="false">−</mo>
                    <mi mathvariant="italic">изменение</mi>
                  </mrow>
                  <mi/>
                  <mi mathvariant="italic">температуры</mi>
                </mrow>
              </mrow>
            </mstyle>
          </mrow>
        </mtd>
      </mtr>
      <mtr>
        <mtd>
          <mrow>
            <mrow>
              <msub>
                <mtext>Q</mtext>
                <mi mathvariant="italic">пл</mi>
              </msub>
              <mo stretchy="false">=</mo>
              <mo stretchy="false">λ</mo>
            </mrow>
            <mi>m</mi>
            <mi>,</mi>
            <mi/>
            <mstyle mathsize="11pt">
              <mrow>
                <mrow>
                  <mrow>
                    <mo stretchy="false">λ</mo>
                    <mo stretchy="false">−</mo>
                    <mi mathvariant="italic">удельная</mi>
                  </mrow>
                  <mi/>
                  <mi mathvariant="italic">теплота</mi>
                  <mi/>
                  <mi mathvariant="italic">плавления</mi>
                  <mi>,</mi>
                  <mrow>
                    <mi>m</mi>
                    <mo stretchy="false">−</mo>
                    <mi mathvariant="italic">масса</mi>
                  </mrow>
                </mrow>
              </mrow>
            </mstyle>
          </mrow>
        </mtd>
      </mtr>
      <mtr>
        <mtd>
          <mrow>
            <mrow>
              <msub>
                <mtext>Q</mtext>
                <mi mathvariant="italic">пар</mi>
              </msub>
              <mo stretchy="false">=</mo>
              <mi>L</mi>
            </mrow>
            <mi>m</mi>
            <mi>,</mi>
            <mi/>
            <mstyle mathsize="11pt">
              <mrow>
                <mrow>
                  <mrow>
                    <mi>L</mi>
                    <mo stretchy="false">−</mo>
                    <mi mathvariant="italic">удельная</mi>
                  </mrow>
                  <mi/>
                  <mi mathvariant="italic">теплота</mi>
                  <mi/>
                  <mi mathvariant="italic">парообразования</mi>
                  <mi>,</mi>
                  <mrow>
                    <mi>m</mi>
                    <mo stretchy="false">−</mo>
                    <mi mathvariant="italic">масса</mi>
                  </mrow>
                </mrow>
              </mrow>
            </mstyle>
          </mrow>
        </mtd>
      </mtr>
      <mtr>
        <mtd>
          <mrow>
            <mrow>
              <msub>
                <mtext>Q</mtext>
                <mi>т</mi>
              </msub>
              <mo stretchy="false">=</mo>
              <msup>
                <mi>I</mi>
                <mn>2</mn>
              </msup>
            </mrow>
            <mi>R</mi>
            <mstyle mathsize="8pt">
              <mrow>
                <mo stretchy="false">Δ</mo>
              </mrow>
            </mstyle>
            <mstyle mathsize="15pt">
              <mrow>
                <mo stretchy="false">τ</mo>
              </mrow>
            </mstyle>
            <mi>,</mi>
            <mi/>
            <mstyle mathsize="11pt">
              <mrow>
                <mrow>
                  <mrow>
                    <mi>I</mi>
                    <mo stretchy="false">−</mo>
                    <mi mathvariant="italic">сила</mi>
                  </mrow>
                  <mi mathvariant="italic">тока</mi>
                  <mi>,</mi>
                  <mrow>
                    <mi>R</mi>
                    <mo stretchy="false">−</mo>
                    <mi mathvariant="italic">сопротивоение</mi>
                  </mrow>
                  <mi>,</mi>
                  <mstyle mathsize="8pt">
                    <mrow>
                      <mo stretchy="false">Δ</mo>
                    </mrow>
                  </mstyle>
                  <mrow>
                    <mstyle mathsize="15pt">
                      <mrow>
                        <mo stretchy="false">τ</mo>
                      </mrow>
                    </mstyle>
                    <mo stretchy="false">−</mo>
                    <mi mathvariant="italic">время</mi>
                  </mrow>
                </mrow>
              </mrow>
            </mstyle>
          </mrow>
        </mtd>
      </mtr>
      <mtr>
        <mtd>
          <mrow>
            <mrow>
              <mi>A</mi>
              <mo stretchy="false">=</mo>
              <mi>U</mi>
            </mrow>
            <mi>I</mi>
            <mstyle mathsize="8pt">
              <mrow>
                <mo stretchy="false">Δ</mo>
              </mrow>
            </mstyle>
            <mstyle mathsize="15pt">
              <mrow>
                <mo stretchy="false">τ</mo>
              </mrow>
            </mstyle>
            <mi>,</mi>
            <mi/>
            <mstyle mathsize="11pt">
              <mrow>
                <mrow>
                  <mrow>
                    <mi>I</mi>
                    <mo stretchy="false">−</mo>
                    <mi mathvariant="italic">сила</mi>
                  </mrow>
                  <mi mathvariant="italic">тока</mi>
                  <mi>,</mi>
                  <mrow>
                    <mi>U</mi>
                    <mo stretchy="false">−</mo>
                    <mi mathvariant="italic">напряжение</mi>
                  </mrow>
                  <mi>,</mi>
                  <mstyle mathsize="8pt">
                    <mrow>
                      <mo stretchy="false">Δ</mo>
                    </mrow>
                  </mstyle>
                  <mrow>
                    <mstyle mathsize="15pt">
                      <mrow>
                        <mo stretchy="false">τ</mo>
                      </mrow>
                    </mstyle>
                    <mo stretchy="false">−</mo>
                    <mi mathvariant="italic">время</mi>
                  </mrow>
                </mrow>
              </mrow>
            </mstyle>
          </mrow>
        </mtd>
      </mtr>
      <mtr>
        <mtd>
          <mrow>
            <mrow>
              <mrow>
                <mi>P</mi>
                <mo stretchy="false">=</mo>
                <mfrac>
                  <mi>A</mi>
                  <mrow>
                    <mstyle mathsize="8pt">
                      <mrow>
                        <mo stretchy="false">Δ</mo>
                      </mrow>
                    </mstyle>
                    <mstyle mathsize="15pt">
                      <mrow>
                        <mo stretchy="false">τ</mo>
                      </mrow>
                    </mstyle>
                  </mrow>
                </mfrac>
              </mrow>
              <mo stretchy="false">=</mo>
              <mi>U</mi>
            </mrow>
            <mi>I</mi>
          </mrow>
        </mtd>
      </mtr>
      <mtr>
        <mtd>
          <mrow>
            <mrow>
              <mo stretchy="false">η</mo>
              <mo stretchy="false">=</mo>
              <mrow>
                <mfrac>
                  <msub>
                    <mi>A</mi>
                    <mi mathvariant="italic">пол</mi>
                  </msub>
                  <msub>
                    <mi>A</mi>
                    <mi mathvariant="italic">от</mi>
                  </msub>
                </mfrac>
                <mo stretchy="false">⋅</mo>
                <mn>100</mn>
              </mrow>
            </mrow>
            <mrow>
              <mtext>%</mtext>
              <mo stretchy="false">=</mo>
              <mrow>
                <mfrac>
                  <msub>
                    <mtext>Q</mtext>
                    <mi mathvariant="italic">пол</mi>
                  </msub>
                  <msub>
                    <mtext>Q</mtext>
                    <mi mathvariant="italic">от</mi>
                  </msub>
                </mfrac>
                <mo stretchy="false">⋅</mo>
                <mn>100</mn>
              </mrow>
            </mrow>
            <mtext>%</mtext>
          </mrow>
        </mtd>
      </mtr>
    </mtable>
    <annotation encoding="StarMath 5.0">alignl "Q" _н = cm size 8 {%iDELTA}t,~~size 11{c - удельная` теплоемкость,m - масса,size 8 {%iDELTA}t - изменение `температуры }newline
alignl "Q" _пл = %ilambda m,~~size 11{%ilambda  - удельная` теплота` плавления,m - масса} newline
alignl "Q" _пар = L m,~~size 11{L  - удельная` теплота` парообразования, m - масса} newline
alignl "Q" _т = I^2 R size 8 {%iDELTA} size 15{%itau},~~size 11{I - сила тока, R - сопротивоение,size 8 {%iDELTA} size 15{%itau}- время }  newline
alignl A = U I  size 8 {%iDELTA} size 15{%itau},~~size 11{I - сила тока, U - напряжение,size 8 {%iDELTA} size 15{%itau}- время } newline
alignl P = {alignc {A}} over  {size 8 {%iDELTA} size 15{%itau}} = U I newline
alignl %ieta = {  {alignc {A_пол}} over  {alignc {A_от}}} cdot 100"%"="Q"_пол over "Q"_от cdot 100 "%"</annotation>
  </semantics>
</math>
</file>

<file path=Object 2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3/content.xml><?xml version="1.0" encoding="utf-8"?>
<math xmlns="http://www.w3.org/1998/Math/MathML">
  <semantics>
    <msub>
      <mi>t</mi>
      <mn>2</mn>
    </msub>
    <annotation encoding="StarMath 5.0">t_2</annotation>
  </semantics>
</math>
</file>

<file path=Object 4/content.xml><?xml version="1.0" encoding="utf-8"?>
<math xmlns="http://www.w3.org/1998/Math/MathML">
  <semantics>
    <mi>t</mi>
    <annotation encoding="StarMath 5.0">t</annotation>
  </semantics>
</math>
</file>

<file path=Object 5/content.xml><?xml version="1.0" encoding="utf-8"?>
<math xmlns="http://www.w3.org/1998/Math/MathML">
  <semantics>
    <msub>
      <mi>m</mi>
      <mn>2</mn>
    </msub>
    <annotation encoding="StarMath 5.0">m_2
</annotation>
  </semantics>
</math>
</file>

<file path=Object 6/content.xml><?xml version="1.0" encoding="utf-8"?>
<math xmlns="http://www.w3.org/1998/Math/MathML">
  <semantics>
    <msub>
      <mtext>Q</mtext>
      <mn>1</mn>
    </msub>
    <annotation encoding="StarMath 5.0">"Q"_1</annotation>
  </semantics>
</math>
</file>

<file path=Object 7/content.xml><?xml version="1.0" encoding="utf-8"?>
<math xmlns="http://www.w3.org/1998/Math/MathML">
  <semantics>
    <mrow>
      <mrow>
        <msub>
          <mtext>Q</mtext>
          <mn>1</mn>
        </msub>
        <mo stretchy="false">=</mo>
        <msub>
          <mi>с</mi>
          <mn>1</mn>
        </msub>
      </mrow>
      <msub>
        <mi>m</mi>
        <mn>1</mn>
      </msub>
      <mrow>
        <mo stretchy="false">(</mo>
        <mrow>
          <mi>t</mi>
          <mo stretchy="false">−</mo>
          <msub>
            <mi>t</mi>
            <mn>1</mn>
          </msub>
        </mrow>
        <mo stretchy="false">)</mo>
      </mrow>
    </mrow>
    <annotation encoding="StarMath 5.0">"Q"_1 = с_1 m_1 (t-t_1)</annotation>
  </semantics>
</math>
</file>

<file path=Object 8/content.xml><?xml version="1.0" encoding="utf-8"?>
<math xmlns="http://www.w3.org/1998/Math/MathML">
  <semantics>
    <msub>
      <mi>с</mi>
      <mn>1</mn>
    </msub>
    <annotation encoding="StarMath 5.0">с_1</annotation>
  </semantics>
</math>
</file>

<file path=Object 9/content.xml><?xml version="1.0" encoding="utf-8"?>
<math xmlns="http://www.w3.org/1998/Math/MathML">
  <semantics>
    <mrow>
      <mrow>
        <msub>
          <mtext>Q</mtext>
          <mn>2</mn>
        </msub>
        <mo stretchy="false">=</mo>
        <msub>
          <mi>с</mi>
          <mn>2</mn>
        </msub>
      </mrow>
      <msub>
        <mi>m</mi>
        <mn>2</mn>
      </msub>
      <mrow>
        <mo stretchy="false">(</mo>
        <mrow>
          <msub>
            <mi>t</mi>
            <mn>2</mn>
          </msub>
          <mo stretchy="false">−</mo>
          <mi>t</mi>
        </mrow>
        <mo stretchy="false">)</mo>
      </mrow>
    </mrow>
    <annotation encoding="StarMath 5.0">"Q"_2
 = с_2 m_2 (t_2 -t)</annotation>
  </semantics>
</math>
</file>